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ce2"/>
        <table:table-row table:style-name="ro1">
          <table:table-cell table:number-columns-repeated="4"/>
          <table:table-cell office:value-type="string" calcext:value-type="string">
            <text:p>From 161107</text:p>
          </table:table-cell>
          <table:table-cell/>
          <table:table-cell office:value-type="string" calcext:value-type="string">
            <text:p>ni=no issue</text:p>
          </table:table-cell>
          <table:table-cell table:style-name="ce3" office:value-type="string" calcext:value-type="string">
            <text:p>f=fail</text:p>
          </table:table-cell>
          <table:table-cell table:style-name="ce4" office:value-type="string" calcext:value-type="string">
            <text:p>w=wiggle, but no fail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ith photosphere_tables as BCs 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table:style-name="ce1" office:value-type="string" calcext:value-type="string">
            <text:p>MASS (Msun)</text:p>
          </table:table-cell>
          <table:table-cell table:style-name="Default"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  <table:table-cell table:style-name="ce1" office:value-type="string" calcext:value-type="string">
            <text:p>metal mass frac (Z)</text:p>
          </table:table-cell>
          <table:table-cell/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47" calcext:value-type="float">
            <text:p>0.047</text:p>
          </table:table-cell>
          <table:table-cell table:style-name="Default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3" table:style-name="ce3" office:value-type="string" calcext:value-type="string">
            <text:p>f</text:p>
          </table:table-cell>
          <table:table-cell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.4,0.5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39" calcext:value-type="float">
            <text:p>0.39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4*,0.5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1" calcext:value-type="float">
            <text:p>0.41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5" calcext:value-type="float">
            <text:p>0.45</text:p>
          </table:table-cell>
          <table:table-cell table:number-columns-repeated="4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9" calcext:value-type="float">
            <text:p>0.49</text:p>
          </table:table-cell>
          <table:table-cell office:value-type="string" calcext:value-type="string">
            <text:p>ni</text:p>
          </table:table-cell>
          <table:table-cell table:number-columns-repeated="3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i</text:p>
          </table:table-cell>
          <table:table-cell table:number-columns-repeated="2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15" calcext:value-type="float">
            <text:p>0.0015</text:p>
          </table:table-cell>
          <table:table-cell table:number-columns-repeated="3"/>
          <table:table-cell office:value-type="float" office:value="0.51" calcext:value-type="float">
            <text:p>0.51</text:p>
          </table:table-cell>
          <table:table-cell table:number-columns-repeated="2" office:value-type="string" calcext:value-type="string">
            <text:p>ni</text:p>
          </table:table-cell>
          <table:table-cell table:number-columns-repeated="2"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,0.49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 office:value-type="string" calcext:value-type="string">
            <text:p>ni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,0.49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59" calcext:value-type="float">
            <text:p>0.59</text:p>
          </table:table-cell>
          <table:table-cell table:number-columns-repeated="5"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*,0.49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5"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All higher masses: no issue</text:p>
          </table:table-cell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rom 161202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With tau_100_tables as BCs, and looking only at R_star_merged.pdf (n.b., L_star_merged.pdf shows minor “steps”)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15" calcext:value-type="float">
            <text:p>0.0015</text:p>
          </table:table-cell>
          <table:table-cell table:number-columns-repeated="4"/>
          <table:table-cell office:value-type="string" calcext:value-type="string">
            <text:p>mb = minor bump, no real wiggles</text:p>
          </table:table-cell>
          <table:table-cell table:style-name="Default" table:number-columns-repeated="2"/>
          <table:table-cell office:value-type="string" calcext:value-type="string">
            <text:p>dr = didn't run (not physical)</text:p>
          </table:table-cell>
          <table:table-cell table:style-name="Default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table:style-name="ce1" office:value-type="string" calcext:value-type="string">
            <text:p>MASS (Msun)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0.41,0.51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table:style-name="ce1" office:value-type="string" calcext:value-type="string">
            <text:p>metal mass frac (Z)</text:p>
          </table:table-cell>
          <table:table-cell/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47" calcext:value-type="float">
            <text:p>0.047</text:p>
          </table:table-cell>
          <table:table-cell table:style-name="Default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0.41*,0.51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b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22]+0.02" office:value-type="float" office:value="0.37" calcext:value-type="float">
            <text:p>0.37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23]+0.02" office:value-type="float" office:value="0.39" calcext:value-type="float">
            <text:p>0.39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table:formula="of:=[.F24]+0.02" office:value-type="float" office:value="0.41" calcext:value-type="float">
            <text:p>0.41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,0.45,0.55</text:p>
          </table:table-cell>
          <table:table-cell office:value-type="float" office:value="0.0015" calcext:value-type="float">
            <text:p>0.0015</text:p>
          </table:table-cell>
          <table:table-cell table:number-columns-repeated="3"/>
          <table:table-cell table:formula="of:=[.F25]+0.02" office:value-type="float" office:value="0.43" calcext:value-type="float">
            <text:p>0.43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,0.45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table:formula="of:=[.F26]+0.02" office:value-type="float" office:value="0.45" calcext:value-type="float">
            <text:p>0.45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,0.45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table:formula="of:=[.F27]+0.02" office:value-type="float" office:value="0.47" calcext:value-type="float">
            <text:p>0.47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,0.45,0.55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table:formula="of:=[.F28]+0.02" office:value-type="float" office:value="0.49" calcext:value-type="float">
            <text:p>0.49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0.35*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table:formula="of:=[.F29]+0.02" office:value-type="float" office:value="0.51" calcext:value-type="float">
            <text:p>0.51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30]+0.02" office:value-type="float" office:value="0.53" calcext:value-type="float">
            <text:p>0.53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table:number-columns-repeated="5"/>
          <table:table-cell table:formula="of:=[.F31]+0.02" office:value-type="float" office:value="0.55" calcext:value-type="float">
            <text:p>0.55</text:p>
          </table:table-cell>
          <table:table-cell table:number-columns-repeated="4" office:value-type="string" calcext:value-type="string">
            <text:p>ni</text:p>
          </table:table-cell>
          <table:table-cell office:value-type="string" calcext:value-type="string">
            <text:p>d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21:51:02.073833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9:49:50.028871028</meta:creation-date>
    <dc:date>2016-12-02T22:00:21.944833699</dc:date>
    <meta:editing-duration>PT17M39S</meta:editing-duration>
    <meta:editing-cycles>10</meta:editing-cycles>
    <meta:generator>LibreOffice/4.4.6.3$Linux_X86_64 LibreOffice_project/40m0$Build-3</meta:generator>
    <meta:document-statistic meta:table-count="1" meta:cell-count="198" meta:object-count="0"/>
  </office:meta>
</office:document-meta>
</file>